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F8982FA6.png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marker-start="" draw:marker-end="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start="" draw:marker-end="" draw:textarea-horizontal-align="center" draw:textarea-vertical-align="middle"/>
    </style:style>
    <style:style style:name="gr5" style:family="graphic" style:parent-style-name="standard">
      <style:graphic-properties draw:stroke="none" svg:stroke-color="#000000" draw:marker-start="" draw:marker-end="Arrow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ole-draw-aspect="1" style:protect="size"/>
    </style:style>
    <style:style style:name="pr1" style:family="presentation" style:parent-style-name="Human-title">
      <style:graphic-properties draw:fill-color="#ffffff" draw:auto-grow-height="true" fo:min-height="2.999cm"/>
    </style:style>
    <style:style style:name="pr2" style:family="presentation" style:parent-style-name="Human-subtitle">
      <style:graphic-properties draw:fill-color="#ffffff" draw:auto-grow-height="true" fo:min-height="13.86cm"/>
    </style:style>
    <style:style style:name="pr3" style:family="presentation" style:parent-style-name="Human-notes">
      <style:graphic-properties draw:fill-color="#ffffff" draw:auto-grow-height="true" fo:min-height="13.365cm"/>
    </style:style>
    <style:style style:name="pr4" style:family="presentation" style:parent-style-name="Human-title">
      <style:graphic-properties draw:auto-grow-height="true" fo:min-height="3.507cm"/>
    </style:style>
    <style:style style:name="pr5" style:family="presentation" style:parent-style-name="Human-outline1">
      <style:graphic-properties fo:min-height="2.586cm"/>
    </style:style>
    <style:style style:name="pr6" style:family="presentation" style:parent-style-name="Human-notes">
      <style:graphic-properties draw:fill-color="#ffffff" fo:min-height="13.114cm"/>
    </style:style>
    <style:style style:name="pr7" style:family="presentation" style:parent-style-name="Human-outline1">
      <style:graphic-properties fo:min-height="13.609cm"/>
    </style:style>
    <style:style style:name="pr8" style:family="presentation" style:parent-style-name="Human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tyle="italic" style:font-style-asian="italic" style:font-style-complex="italic"/>
    </style:style>
    <style:style style:name="T3" style:family="text">
      <style:text-properties style:text-position="sub 45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5cm" svg:y="5.027cm" presentation:class="title" presentation:user-transformed="true">
          <draw:text-box>
            <text:p text:style-name="P1">Grafos e suas propriedades; algoritmos em grafos</text:p>
          </draw:text-box>
        </draw:frame>
        <draw:frame presentation:style-name="pr2" draw:layer="layout" svg:width="25.199cm" svg:height="13.86cm" svg:x="1.4cm" svg:y="4.914cm" presentation:class="subtitle" presentation:user-transformed="true">
          <draw:text-box>
            <text:p>Augusto Fernandes Vellozo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2T12">
        <office:forms form:automatic-focus="false" form:apply-design-mode="false"/>
        <draw:frame presentation:style-name="pr4" draw:layer="layout" svg:width="25.199cm" svg:height="3.507cm" svg:x="1.301cm" svg:y="0.001cm" presentation:class="title">
          <draw:text-box>
            <text:p>O que é um grafo?</text:p>
          </draw:text-box>
        </draw:frame>
        <draw:frame presentation:style-name="pr5" draw:layer="layout" svg:width="25.1cm" svg:height="2.586cm" svg:x="1.4cm" svg:y="4.914cm" presentation:class="outline" presentation:user-transformed="true">
          <draw:text-box>
            <text:list text:style-name="L2">
              <text:list-item>
                <text:p>Grafo é um conjunto de elementos (vértices ou nós) e suas ligações (arestas ou arcos).</text:p>
              </text:list-item>
            </text:list>
          </draw:text-box>
        </draw:frame>
        <draw:g>
          <draw:custom-shape draw:style-name="gr2" draw:text-style-name="P3" draw:id="id1" draw:layer="layout" svg:width="0.5cm" svg:height="0.5cm" svg:x="1.5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id="id3" draw:layer="layout" svg:width="0.5cm" svg:height="0.5cm" svg:x="6.5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id="id4" draw:layer="layout" svg:width="0.5cm" svg:height="0.5cm" svg:x="9cm" svg:y="1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id="id2" draw:layer="layout" svg:width="0.5cm" svg:height="0.5cm" svg:x="4cm" svg:y="1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.926cm" svg:y1="9.426cm" svg:x2="4cm" svg:y2="10.749cm" draw:start-shape="id1" draw:start-glue-point="9" draw:end-shape="id2" draw:end-glue-point="6" svg:d="m1926 9426 2074 1323">
            <text:p/>
          </draw:connector>
          <draw:connector draw:style-name="gr4" draw:text-style-name="P3" draw:layer="layout" draw:type="line" svg:x1="4.5cm" svg:y1="10.749cm" svg:x2="6.572cm" svg:y2="9.426cm" draw:start-shape="id2" draw:start-glue-point="10" draw:end-shape="id3" draw:end-glue-point="7" svg:d="m4500 10749 2072-1323">
            <text:p/>
          </draw:connector>
          <draw:connector draw:style-name="gr4" draw:text-style-name="P3" draw:layer="layout" draw:type="line" svg:x1="6.926cm" svg:y1="9.426cm" svg:x2="9.072cm" svg:y2="10.572cm" draw:start-shape="id3" draw:start-glue-point="9" draw:end-shape="id4" draw:end-glue-point="5" svg:d="m6926 9426 2146 1146">
            <text:p/>
          </draw:connector>
          <draw:connector draw:style-name="gr4" draw:text-style-name="P3" draw:layer="layout" draw:type="line" svg:x1="4.5cm" svg:y1="10.749cm" svg:x2="9cm" svg:y2="10.749cm" draw:start-shape="id2" draw:start-glue-point="10" draw:end-shape="id4" draw:end-glue-point="6" svg:d="m4500 10749h4500">
            <text:p/>
          </draw:connector>
        </draw:g>
        <draw:g draw:id="id13">
          <draw:custom-shape draw:style-name="gr2" draw:text-style-name="P3" draw:layer="layout" svg:width="0.5cm" svg:height="0.5cm" svg:x="14.5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id="id6" draw:layer="layout" svg:width="0.5cm" svg:height="0.5cm" svg:x="19.5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id="id7" draw:layer="layout" svg:width="0.5cm" svg:height="0.5cm" svg:x="22cm" svg:y="1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id="id5" draw:layer="layout" svg:width="0.5cm" svg:height="0.5cm" svg:x="17cm" svg:y="1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7.5cm" svg:y1="10.749cm" svg:x2="19.572cm" svg:y2="9.426cm" draw:start-shape="id5" draw:start-glue-point="10" draw:end-shape="id6" draw:end-glue-point="7" svg:d="m17500 10749 2072-1323">
            <text:p/>
          </draw:connector>
          <draw:connector draw:style-name="gr4" draw:text-style-name="P3" draw:layer="layout" draw:type="line" svg:x1="19.926cm" svg:y1="9.426cm" svg:x2="22.072cm" svg:y2="10.572cm" draw:start-shape="id6" draw:start-glue-point="9" draw:end-shape="id7" draw:end-glue-point="5" svg:d="m19926 9426 2146 1146">
            <text:p/>
          </draw:connector>
          <draw:connector draw:style-name="gr4" draw:text-style-name="P3" draw:layer="layout" draw:type="line" svg:x1="17.5cm" svg:y1="10.749cm" svg:x2="22cm" svg:y2="10.749cm" draw:start-shape="id5" draw:start-glue-point="10" draw:end-shape="id7" draw:end-glue-point="6" svg:d="m17500 10749h4500">
            <text:p/>
          </draw:connector>
        </draw:g>
        <draw:g draw:id="id14">
          <draw:custom-shape draw:style-name="gr2" draw:text-style-name="P3" draw:id="id8" draw:layer="layout" svg:width="0.5cm" svg:height="0.5cm" svg:x="1.5cm" svg:y="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id="id10" draw:layer="layout" svg:width="0.5cm" svg:height="0.5cm" svg:x="6.5cm" svg:y="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id="id11" draw:layer="layout" svg:width="0.5cm" svg:height="0.5cm" svg:x="9cm" svg:y="15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id="id9" draw:layer="layout" svg:width="0.5cm" svg:height="0.5cm" svg:x="4cm" svg:y="15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.926cm" svg:y1="14.426cm" svg:x2="4cm" svg:y2="15.749cm" draw:start-shape="id8" draw:start-glue-point="9" draw:end-shape="id9" draw:end-glue-point="6" svg:d="m1926 14426 2074 1323">
            <text:p/>
          </draw:connector>
          <draw:connector draw:style-name="gr4" draw:text-style-name="P3" draw:layer="layout" draw:type="line" svg:x1="4.5cm" svg:y1="15.749cm" svg:x2="6.572cm" svg:y2="14.426cm" draw:start-shape="id9" draw:start-glue-point="10" draw:end-shape="id10" draw:end-glue-point="7" svg:d="m4500 15749 2072-1323">
            <text:p/>
          </draw:connector>
          <draw:connector draw:style-name="gr4" draw:text-style-name="P3" draw:layer="layout" draw:type="line" svg:x1="6.926cm" svg:y1="14.426cm" svg:x2="9.072cm" svg:y2="15.572cm" draw:start-shape="id10" draw:start-glue-point="9" draw:end-shape="id11" draw:end-glue-point="5" svg:d="m6926 14426 2146 1146">
            <text:p/>
          </draw:connector>
          <draw:connector draw:style-name="gr4" draw:text-style-name="P3" draw:layer="layout" draw:type="line" svg:x1="4.5cm" svg:y1="15.749cm" svg:x2="9cm" svg:y2="15.749cm" draw:start-shape="id9" draw:start-glue-point="10" draw:end-shape="id11" draw:end-glue-point="6" svg:d="m4500 15749h4500">
            <text:p/>
          </draw:connector>
          <draw:connector draw:style-name="gr4" draw:text-style-name="P3" draw:layer="layout" draw:type="curve" svg:x1="4.249cm" svg:y1="15.5cm" svg:x2="2cm" svg:y2="14.249cm" draw:start-shape="id9" draw:start-glue-point="4" draw:end-shape="id8" draw:end-glue-point="10" svg:d="m4249 15500c0-834-749-1251-2249-1251">
            <text:p/>
          </draw:connector>
        </draw:g>
        <draw:g draw:id="id15">
          <draw:custom-shape draw:style-name="gr2" draw:text-style-name="P3" draw:id="id12" draw:layer="layout" svg:width="0.5cm" svg:height="0.5cm" svg:x="12.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curve" svg:x1="12.926cm" svg:y1="15.926cm" svg:x2="12.572cm" svg:y2="15.572cm" draw:start-shape="id12" draw:start-glue-point="9" draw:end-shape="id12" draw:end-glue-point="5" svg:d="m12926 15926c864 0 720-464 416-767s-770-446-770 413">
            <text:p/>
          </draw:connector>
        </draw:g>
        <draw:g draw:id="id16">
          <draw:custom-shape draw:style-name="gr2" draw:text-style-name="P3" draw:layer="layout" svg:width="0.5cm" svg:height="0.5cm" svg:x="17.5cm" svg:y="15.5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id="id17" draw:layer="layout" svg:width="2.5cm" svg:height="0.962cm" svg:x="21.5cm" svg:y="15cm">
          <draw:text-box>
            <text:p>{}</text:p>
          </draw:text-box>
        </draw:frame>
        <draw:frame presentation:style-name="pr5" draw:layer="layout" svg:width="25.1cm" svg:height="2.586cm" svg:x="1.5cm" svg:y="17.414cm" presentation:class="outline" presentation:user-transformed="true">
          <draw:text-box>
            <text:list text:style-name="L2">
              <text:list-item>
                <text:p>As arestas podem ter direção (orientação) e/ou peso (custo)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3T1">
        <office:forms form:automatic-focus="false" form:apply-design-mode="false"/>
        <draw:frame presentation:style-name="pr4" draw:layer="layout" svg:width="25.199cm" svg:height="3.507cm" svg:x="1.301cm" svg:y="0.001cm" presentation:class="title">
          <draw:text-box>
            <text:p>Representações</text:p>
          </draw:text-box>
        </draw:frame>
        <draw:frame presentation:style-name="pr7" draw:layer="layout" svg:width="25.199cm" svg:height="14.928cm" svg:x="1.4cm" svg:y="4.914cm" presentation:class="outline" presentation:user-transformed="true">
          <draw:text-box>
            <text:list text:style-name="L2">
              <text:list-item>
                <text:p>Imagem gráfica</text:p>
              </text:list-item>
              <text:list-item>
                <text:p>Conjuntos</text:p>
                <text:list>
                  <text:list-item>
                    <text:p><text:span text:style-name="T1">G=(V,E)</text:span>, onde <text:span text:style-name="T1">V</text:span> é o conjunto dos vértices de <text:span text:style-name="T1">G</text:span> e E é o conjunto de arestas definido da seguinte forma:</text:p>
                    <text:p/>
                  </text:list-item>
                </text:list>
              </text:list-item>
              <text:list-item>
                <text:p>Matriz de adjacências <text:span text:style-name="T1">M</text:span><text:span text:style-name="T2">n</text:span><text:span text:style-name="T3">x</text:span><text:span text:style-name="T2">n</text:span>, onde <text:span text:style-name="T1">n</text:span> é o número de vértices do grafo e <text:span text:style-name="T1">M</text:span> é tal que:</text:p>
                <text:list>
                  <text:list-item>
                    <text:p><text:span text:style-name="T1">M[v</text:span><text:span text:style-name="T2">1</text:span><text:span text:style-name="T1">,v</text:span><text:span text:style-name="T2">2</text:span><text:span text:style-name="T1">]=0</text:span>, se não exite aresta <text:span text:style-name="T1">(v</text:span><text:span text:style-name="T2">1</text:span><text:span text:style-name="T1">,v</text:span><text:span text:style-name="T2">2</text:span><text:span text:style-name="T1">)</text:span></text:p>
                  </text:list-item>
                  <text:list-item>
                    <text:p><text:span text:style-name="T1">M[v</text:span><text:span text:style-name="T2">1</text:span><text:span text:style-name="T1">,v</text:span><text:span text:style-name="T2">2</text:span><text:span text:style-name="T1">]=1</text:span>, c.c.</text:p>
                  </text:list-item>
                </text:list>
              </text:list-item>
            </text:list>
          </draw:text-box>
        </draw:frame>
        <draw:frame draw:style-name="gr6" draw:layer="layout" svg:width="9.5cm" svg:height="1.18cm" svg:x="3.5cm" svg:y="10.8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1.999cm" svg:height="0.999cm" svg:x="15.847cm" svg:y="11.5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3T1">
        <office:forms form:automatic-focus="false" form:apply-design-mode="false"/>
        <draw:frame presentation:style-name="pr8" draw:layer="layout" svg:width="25.199cm" svg:height="3.256cm" svg:x="1.301cm" svg:y="0.126cm" presentation:class="title">
          <draw:text-box>
            <text:p>Restriçoe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Sem laços (loops)</text:p>
              </text:list-item>
              <text:list-item>
                <text:p>Sem arestas paralelas</text:p>
              </text:list-item>
              <text:list-item>
                <text:p>Conjunto de vértices fini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3T1">
        <office:forms form:automatic-focus="false" form:apply-design-mode="false"/>
        <draw:frame presentation:style-name="pr8" draw:layer="layout" svg:width="25.199cm" svg:height="3.256cm" svg:x="1.301cm" svg:y="0.126cm" presentation:class="title">
          <draw:text-box>
            <text:p>Propriedade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Grau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3T1">
        <office:forms form:automatic-focus="false" form:apply-design-mode="false"/>
        <draw:frame presentation:style-name="pr8" draw:layer="layout" svg:width="25.199cm" svg:height="3.256cm" svg:x="1.301cm" svg:y="0.126cm" presentation:class="title">
          <draw:text-box>
            <text:p>Tipo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Bipartido</text:p>
              </text:list-item>
              <text:list-item>
                <text:p>Completo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1" svg:stroke-width="0cm" svg:stroke-color="#000000" draw:marker-start="Circle" draw:marker-start-width="0.3cm" draw:marker-start-center="false" draw:marker-end="Circl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.001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10-04-07T16:15:04</meta:creation-date>
    <dc:language>fi-FI</dc:language>
    <meta:editing-cycles>6</meta:editing-cycles>
    <meta:editing-duration>PT02H45M28S</meta:editing-duration>
    <meta:initial-creator>Avellozo </meta:initial-creator>
    <dc:date>2010-04-08T12:11:57</dc:date>
    <dc:creator>Avellozo </dc:creator>
    <meta:document-statistic meta:object-count="84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1/share/template/en-US/presnt/Human.otp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E</math:mi>
      <math:mo math:stretchy="false">=</math:mo>
      <math:mfenced math:open="{" math:close="}">
        <math:mrow>
          <math:mrow>
            <math:mrow>
              <math:mrow>
                <math:mo math:stretchy="false">(</math:mo>
                <math:mrow>
                  <math:msub>
                    <math:mi>v</math:mi>
                    <math:mn>1,</math:mn>
                  </math:msub>
                  <math:msub>
                    <math:mi>v</math:mi>
                    <math:mn>2</math:mn>
                  </math:msub>
                </math:mrow>
                <math:mo math:stretchy="false">)</math:mo>
              </math:mrow>
              <math:mo math:stretchy="false">∣</math:mo>
              <math:msub>
                <math:mi>v</math:mi>
                <math:mn>1</math:mn>
              </math:msub>
            </math:mrow>
            <math:mo math:stretchy="false">∈</math:mo>
            <math:mi>V</math:mi>
          </math:mrow>
          <math:mi>e</math:mi>
          <math:mrow>
            <math:msub>
              <math:mi>v</math:mi>
              <math:mn>2</math:mn>
            </math:msub>
            <math:mo math:stretchy="false">∈</math:mo>
            <math:mi>V</math:mi>
          </math:mrow>
        </math:mrow>
      </math:mfenced>
    </math:mrow>
    <math:annotation math:encoding="StarMath 5.0">E=left lbrace (v_1,v_2) divides v_1 in V e v_2 in V right rbrace </math:annotation>
  </math:semantics>
</math:math>
</file>